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99cm" fo:margin-left="0.002cm" fo:margin-top="0cm" fo:margin-bottom="0cm" style:page-number="auto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4.246cm"/>
    </style:style>
    <style:style style:name="Tableau1.B" style:family="table-column">
      <style:table-column-properties style:column-width="4.247cm"/>
    </style:style>
    <style:style style:name="Tableau1.1" style:family="table-row">
      <style:table-row-properties style:min-row-height="1.185cm"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-left="0.071cm solid #000001" fo:border-right="0.009cm solid #000001" fo:border-top="0.071cm solid #000001" fo:border-bottom="0.071cm solid #004c7f">
        <style:background-image/>
      </style:table-cell-properties>
    </style:style>
    <style:style style:name="Tableau1.C1" style:family="table-cell">
      <style:table-cell-properties style:vertical-align="" fo:background-color="#ffffff" fo:padding-left="0.191cm" fo:padding-right="0.191cm" fo:padding-top="0cm" fo:padding-bottom="0cm" fo:border-left="0.009cm solid #000001" fo:border-right="0.071cm solid #000001" fo:border-top="0.071cm solid #000001" fo:border-bottom="0.071cm solid #004c7f">
        <style:background-image/>
      </style:table-cell-properties>
    </style:style>
    <style:style style:name="Tableau1.2" style:family="table-row">
      <style:table-row-properties style:min-row-height="1.33cm" style:keep-together="true" fo:keep-together="auto"/>
    </style:style>
    <style:style style:name="Tableau1.A2" style:family="table-cell">
      <style:table-cell-properties style:vertical-align="" fo:background-color="#72fce9" fo:padding-left="0.191cm" fo:padding-right="0.191cm" fo:padding-top="0cm" fo:padding-bottom="0cm" fo:border="0.071cm solid #004c7f">
        <style:background-image/>
      </style:table-cell-properties>
    </style:style>
    <style:style style:name="Tableau1.3" style:family="table-row">
      <style:table-row-properties style:min-row-height="3.447cm" style:keep-together="true" fo:keep-together="auto"/>
    </style:style>
    <style:style style:name="Tableau1.4" style:family="table-row">
      <style:table-row-properties style:min-row-height="1.753cm" style:keep-together="true" fo:keep-together="auto"/>
    </style:style>
    <style:style style:name="Tableau1.A4" style:family="table-cell">
      <style:table-cell-properties style:vertical-align="" fo:background-color="#72fce9" fo:padding-left="0.191cm" fo:padding-right="0.191cm" fo:padding-top="0cm" fo:padding-bottom="0cm" fo:border-left="0.071cm solid #004c7f" fo:border-right="0.071cm solid #004c7f" fo:border-top="0.071cm solid #004c7f" fo:border-bottom="0.071cm solid #fe634d">
        <style:background-image/>
      </style:table-cell-properties>
    </style:style>
    <style:style style:name="Tableau1.A5" style:family="table-cell">
      <style:table-cell-properties style:vertical-align="" fo:background-color="#fae232" fo:padding-left="0.191cm" fo:padding-right="0.191cm" fo:padding-top="0cm" fo:padding-bottom="0cm" fo:border="0.071cm solid #fe634d">
        <style:background-image/>
      </style:table-cell-properties>
    </style:style>
    <style:style style:name="Tableau1.A7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04c7f">
        <style:background-image/>
      </style:table-cell-properties>
    </style:style>
    <style:style style:name="Tableau1.10" style:family="table-row">
      <style:table-row-properties style:min-row-height="2.6cm" style:keep-together="true" fo:keep-together="auto"/>
    </style:style>
    <style:style style:name="Tableau1.12" style:family="table-row">
      <style:table-row-properties style:min-row-height="3.023cm" style:keep-together="true" fo:keep-together="auto"/>
    </style:style>
    <style:style style:name="Tableau1.A13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11892">
        <style:background-image/>
      </style:table-cell-properties>
    </style:style>
    <style:style style:name="Tableau1.14" style:family="table-row">
      <style:table-row-properties style:min-row-height="0.52cm" style:keep-together="true" fo:keep-together="auto"/>
    </style:style>
    <style:style style:name="Tableau1.A14" style:family="table-cell">
      <style:table-cell-properties style:vertical-align="" fo:background-color="#d5d5d5" fo:padding-left="0.191cm" fo:padding-right="0.191cm" fo:padding-top="0cm" fo:padding-bottom="0cm" fo:border-left="0.071cm solid #011892" fo:border-right="0.071cm solid #011892" fo:border-top="0.071cm solid #011892" fo:border-bottom="0.035cm solid #000001">
        <style:background-image/>
      </style:table-cell-properties>
    </style:style>
    <style:style style:name="Tableau1.A15" style:family="table-cell">
      <style:table-cell-properties style:vertical-align="" fo:background-color="#ffffff" fo:padding-left="0.191cm" fo:padding-right="0.191cm" fo:padding-top="0cm" fo:padding-bottom="0cm" fo:border-left="0.071cm solid #011892" fo:border-right="0.035cm solid #000001" fo:border-top="0.035cm solid #000001" fo:border-bottom="0.035cm solid #000001">
        <style:background-image/>
      </style:table-cell-properties>
    </style:style>
    <style:style style:name="Tableau1.C15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D15" style:family="table-cell">
      <style:table-cell-properties style:vertical-align="" fo:background-color="#ffffff" fo:padding-left="0.191cm" fo:padding-right="0.191cm" fo:padding-top="0cm" fo:padding-bottom="0cm" fo:border-left="0.035cm solid #000001" fo:border-right="0.071cm solid #011892" fo:border-top="0.035cm solid #000001" fo:border-bottom="0.035cm solid #000001">
        <style:background-image/>
      </style:table-cell-properties>
    </style:style>
    <style:style style:name="Tableau1.A18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71cm solid #011892">
        <style:background-image/>
      </style:table-cell-properties>
    </style:style>
    <style:style style:name="Tableau1.A20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35cm solid #000001">
        <style:background-image/>
      </style:table-cell-properties>
    </style:style>
    <style:style style:name="Tableau1.23" style:family="table-row">
      <style:table-row-properties style:min-row-height="0.871cm" style:keep-together="true" fo:keep-together="auto"/>
    </style:style>
    <style:style style:name="Tableau1.24" style:family="table-row">
      <style:table-row-properties style:min-row-height="2.582cm" style:keep-together="true" fo:keep-together="auto"/>
    </style:style>
    <style:style style:name="P1" style:family="paragraph" style:parent-style-name="Style_20_de_20_tableau_a0_2">
      <style:paragraph-properties fo:text-align="center" style:justify-single-word="false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Helvetica Neue" fo:font-weight="bold" style:font-weight-asian="bold" style:font-weight-complex="bold"/>
    </style:style>
    <style:style style:name="T4" style:family="text">
      <style:text-properties style:font-name="Helvetica Neue" style:font-name-asian="Arial Unicode MS" style:font-name-complex="Arial Unicode M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text-transform="uppercase"/>
    </style:style>
    <style:style style:name="T7" style:family="text">
      <style:text-properties fo:text-transform="uppercase" fo:language="fr" fo:country="FR"/>
    </style:style>
    <style:style style:name="T8" style:family="text">
      <style:text-properties fo:text-transform="uppercase" fo:language="fr" fo:country="FR" fo:font-weight="bold" style:font-weight-asian="bold" style:font-weight-complex="bold"/>
    </style:style>
    <style:style style:name="T9" style:family="text">
      <style:text-properties fo:text-transform="uppercase" style:font-name="Helvetica Neue"/>
    </style:style>
    <style:style style:name="T10" style:family="text">
      <style:text-properties fo:text-transform="uppercase" fo:language="en" fo:country="US" fo:font-weight="bold" style:font-weight-asian="bold" style:font-weight-complex="bold"/>
    </style:style>
    <style:style style:name="T11" style:family="text">
      <style:text-properties fo:text-transform="uppercase" fo:font-weight="bold" style:font-weight-asian="bold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style:text-position="super 58%" fo:language="fr" fo:country="FR" fo:font-weight="bold" style:font-weight-asian="bold" style:font-weight-complex="bold"/>
    </style:style>
    <style:style style:name="T15" style:family="text">
      <style:text-properties fo:font-variant="normal" fo:text-transform="none" style:text-position="super 58%" fo:language="fr" fo:country="FR" fo:font-weight="bold" style:font-weight-asian="bold" style:font-weight-complex="bold"/>
    </style:style>
    <style:style style:name="T16" style:family="text">
      <style:text-properties fo:font-variant="normal" fo:text-transform="none" style:text-position="super 58%" fo:font-weight="bold" style:font-weight-asian="bold" style:font-weight-complex="bold"/>
    </style:style>
    <style:style style:name="T17" style:family="text">
      <style:text-properties fo:color="#ed220b" style:text-outline="false" style:font-name="Helvetica Neue"/>
    </style:style>
    <style:style style:name="T18" style:family="text">
      <style:text-properties fo:language="de" fo:country="DE" fo:font-weight="bold" style:font-weight-asian="bold" style:font-weight-complex="bold"/>
    </style:style>
    <style:style style:name="T19" style:family="text">
      <style:text-properties fo:language="da" fo:country="D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Style_20_de_20_tableau_a0_2"><text:span text:style-name="T2">NOM : </text:span></text:p>
            <text:p text:style-name="Style_20_de_20_tableau_a0_2"><text:span text:style-name="T2">CIANFARANI</text:span></text:p>
          </table:table-cell>
          <table:covered-table-cell/>
          <table:table-cell table:style-name="Tableau1.C1" office:value-type="string">
            <text:p text:style-name="Style_20_de_20_tableau_a0_2"><text:span text:style-name="T2">PRENOM : </text:span></text:p>
            <text:p text:style-name="Style_20_de_20_tableau_a0_2"><text:span text:style-name="T2">Mathieu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1"><text:span text:style-name="Aucun"><text:span text:style-name="T8">INTITULé DE LA CONFéRENCE </text:span></text:span><text:span text:style-name="T13">POUR LE CYCLE 3 (CM2 ; 6</text:span><text:span text:style-name="Aucun"><text:span text:style-name="T14">ème</text:span></text:span><text:span text:style-name="T13">) DU LUNDI 6 AVRIL</text:span></text:p>
            <text:p text:style-name="Style_20_de_20_tableau_a0_2"><text:span text:style-name="T12">…………………………………………………………………………………………………………………………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9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5" table:number-columns-spanned="2" office:value-type="string">
            <text:p text:style-name="P1"><text:span text:style-name="T10">INTITUL</text:span><text:span text:style-name="T8">é </text:span><text:span text:style-name="T10">DE LA CONF</text:span><text:span text:style-name="T8">é</text:span><text:span text:style-name="T10">RENCE POUR LE CYCLE 4 (5</text:span><text:span text:style-name="Aucun"><text:span text:style-name="T15">è</text:span></text:span><text:span text:style-name="Aucun"><text:span text:style-name="T16">me</text:span></text:span><text:span text:style-name="T8"> ; 4</text:span><text:span text:style-name="Aucun"><text:span text:style-name="T15">è</text:span></text:span><text:span text:style-name="Aucun"><text:span text:style-name="T16">me</text:span></text:span><text:span text:style-name="T8"> ; 3 </text:span><text:span text:style-name="Aucun"><text:span text:style-name="T15">è</text:span></text:span><text:span text:style-name="Aucun"><text:span text:style-name="T16">me</text:span></text:span><text:span text:style-name="T8">) et le lycé</text:span><text:span text:style-name="T11">e</text:span><text:span text:style-name="T8"> </text:span></text:p>
            <text:p text:style-name="P1"><text:span text:style-name="T8"><text:s/>DU MARDI 7 AVRIL</text:span></text:p>
            <text:p text:style-name="Style_20_de_20_tableau_a0_2"><text:span text:style-name="T7">………………………………………………………………………………………………………………………..</text:span></text:p>
          </table:table-cell>
          <table:covered-table-cell/>
        </table:table-row>
        <table:table-row table:style-name="Tableau1.3">
          <table:table-cell table:style-name="Tableau1.A5" table:number-columns-spanned="2" office:value-type="string">
            <text:p text:style-name="Style_20_de_20_tableau_a0_2"><text:span text:style-name="T7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7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"><text:span text:style-name="T13">INTITUL</text:span><text:span text:style-name="Aucun"><text:span text:style-name="T8">é</text:span></text:span><text:span text:style-name="T13"> DU STAND POUR LE CYCLE 3 (CM2 ; 6ème) DU LUNDI 6 AVRIL</text:span></text:p>
            <text:p text:style-name="Style_20_de_20_tableau_a0_2"><text:span text:style-name="T12">Jeux de Nim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7">BRèVE DESCRIPTION DU STAND:</text:span></text:p>
            <text:p text:style-name="Style_20_de_20_tableau_a0_2"/>
            <text:p text:style-name="Style_20_de_20_tableau_a0_2">Présentation du jeu de nim basé sur les nombres de Fibonacci par mes élèves de première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0">
          <table:table-cell table:style-name="Tableau1.A4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>Des allumettes !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ext:soft-page-break/>
        <table:table-row table:style-name="Tableau1.2">
          <table:table-cell table:style-name="Tableau1.A5" table:number-columns-spanned="2" office:value-type="string">
            <text:p text:style-name="P1"><text:span text:style-name="T13">INTITUL</text:span><text:span text:style-name="Aucun"><text:span text:style-name="T8">é DU STAND</text:span></text:span><text:span text:style-name="T13"> POUR LE CYCLE 4 (5ème ; 4ème ; 3 ème) et le lycée <text:s/>DU MARDI 7 AVRIL</text:span></text:p>
            <text:p text:style-name="Style_20_de_20_tableau_a0_2"><text:span text:style-name="T12"><text:s/>idem</text:span></text:p>
          </table:table-cell>
          <table:covered-table-cell/>
        </table:table-row>
        <table:table-row table:style-name="Tableau1.12">
          <table:table-cell table:style-name="Tableau1.A5" table:number-columns-spanned="2" office:value-type="string">
            <text:p text:style-name="Style_20_de_20_tableau_a0_2"><text:span text:style-name="T9">BRèVE DESCRIPTION DU STAND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13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3">INFORMATIONS CONCERNANT L’HEBERGEMENT</text:span></text:p>
          </table:table-cell>
          <table:covered-table-cell/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dimanche 5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lundi 6 avril</text:span></text:p>
          </table:table-cell>
          <table:covered-table-cell/>
          <table:table-cell table:style-name="Tableau1.C15" office:value-type="string">
            <text:p text:style-name="P1"><text:span text:style-name="T1">OUI</text:span></text:p>
          </table:table-cell>
          <table:table-cell table:style-name="Tableau1.D15" table:number-columns-spanned="0" office:value-type="string">
            <text:p text:style-name="P1"><text:span text:style-name="T1"/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mardi 7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8" table:number-columns-spanned="2" office:value-type="string">
            <text:p text:style-name="P1"><text:span text:style-name="T17">Les repas sont assurés par les organisateurs pendant la durée du forum.</text:span></text:p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18">INFORMATIONS CONCERNANT LE </text:span><text:span text:style-name="T13">D</text:span><text:span text:style-name="Aucun"><text:span text:style-name="T8">é</text:span></text:span><text:span text:style-name="T13">PLACEMENT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19">VILLE DE D</text:span><text:span text:style-name="Aucun"><text:span text:style-name="T7">é</text:span></text:span><text:span text:style-name="T12">PART : Sartene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’arrivée souhaitée : Lundi 6 avril vers 10h30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e départ souhaitée : Mardi 7 avril vers 15h30</text:span></text:p>
          </table:table-cell>
          <table:covered-table-cell/>
        </table:table-row>
        <table:table-row table:style-name="Tableau1.23">
          <table:table-cell table:style-name="Tableau1.A15" office:value-type="string">
            <text:p text:style-name="Style_20_de_20_tableau_a0_2"><text:span text:style-name="T4">Moyen de transport privilégié</text:span></text:p>
          </table:table-cell>
          <table:table-cell table:style-name="Tableau1.C15" office:value-type="string">
            <text:p text:style-name="P1"><text:span text:style-name="T1">Hélicoptère</text:span></text:p>
            <text:p text:style-name="P1"><text:span text:style-name="T1">X</text:span></text:p>
          </table:table-cell>
          <table:table-cell table:style-name="Tableau1.C15" office:value-type="string">
            <text:p text:style-name="P1"><text:span text:style-name="T1">Bateau</text:span></text:p>
          </table:table-cell>
          <table:table-cell table:style-name="Tableau1.D15" table:number-columns-spanned="0" office:value-type="string">
            <text:p text:style-name="P1"><text:span text:style-name="T1">Train + bateau</text:span></text:p>
          </table:table-cell>
        </table:table-row>
        <table:table-row table:style-name="Tableau1.24">
          <table:table-cell table:style-name="Tableau1.A18" table:number-columns-spanned="2" office:value-type="string">
            <text:p text:style-name="Style_20_de_20_tableau_a0_2"><text:span text:style-name="T4">AUTRES DEMANDES :</text:span></text:p>
            <text:p text:style-name="Style_20_de_20_tableau_a0_2"><text:span text:style-name="T4">Y aura-t-il des chouquettes ?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</table:table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fr" fo:country="FR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rps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Style_20_de_20_tableau_a0_2" style:display-name="Style de tableau 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cun" style:family="text">
      <style:text-properties fo:language="fr" fo:country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2-06T11:31:49.36</dc:date>
    <meta:generator>OpenOffice/4.1.6$Win32 OpenOffice.org_project/416m1$Build-9790</meta:generator>
    <meta:document-statistic meta:table-count="1" meta:image-count="0" meta:object-count="0" meta:page-count="2" meta:paragraph-count="42" meta:word-count="227" meta:character-count="1310"/>
    <meta:editing-duration>PT6M34S</meta:editing-duration>
    <meta:editing-cycles>1</meta:editing-cycles>
  </office:meta>
</office:document-meta>
</file>